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c7e" officeooo:paragraph-rsid="000d9c7e"/>
    </style:style>
    <style:style style:name="P2" style:family="paragraph" style:parent-style-name="Standard">
      <style:text-properties officeooo:rsid="0010326d" officeooo:paragraph-rsid="0010326d"/>
    </style:style>
    <style:style style:name="T1" style:family="text">
      <style:text-properties officeooo:rsid="000ee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crée le 2eme doc pour op<text:span text:style-name="T1">en</text:span>c<text:span text:style-name="T1">lass</text:span>r<text:span text:style-name="T1">oom</text:span></text:p>
      <text:p text:style-name="P1"/>
      <text:p text:style-name="P2">et j ai f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2:05:28.726406038</meta:creation-date>
    <dc:date>2018-03-20T12:12:04.782671650</dc:date>
    <meta:editing-duration>PT3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1" meta:character-count="50" meta:non-whitespace-character-count="41"/>
  </office:meta>
</office:document-meta>
</file>